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aa678" officeooo:paragraph-rsid="000aa678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aa678" officeooo:paragraph-rsid="000c4dae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normal" officeooo:rsid="000c4dae" officeooo:paragraph-rsid="000c4dae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2pt" fo:font-weight="normal" officeooo:rsid="000aa678" officeooo:paragraph-rsid="000aa67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b9138" officeooo:paragraph-rsid="000b913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c4dae" officeooo:paragraph-rsid="000c4da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4pt" fo:font-weight="bold" officeooo:rsid="000b9138" officeooo:paragraph-rsid="000b9138" style:font-size-asian="12.25pt" style:font-weight-asian="bold" style:font-size-complex="14pt" style:font-weight-complex="bold"/>
    </style:style>
    <style:style style:name="T1" style:family="text">
      <style:text-properties officeooo:rsid="000c4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environment for the project</text:p>
      <text:p text:style-name="P1"/>
      <text:p text:style-name="P7">Prerequisities</text:p>
      <text:p text:style-name="P7"/>
      <text:p text:style-name="P5">You need to have Anaconda installed. It is Python environment which is very convenient for development. Please refer to Anaconda website, install the version with Python3.</text:p>
      <text:p text:style-name="P5"/>
      <text:p text:style-name="P7">Steps</text:p>
      <text:p text:style-name="P7"/>
      <text:p text:style-name="P4">1. open terminal/cmd</text:p>
      <text:p text:style-name="P4">2. conda create –name Cactusifier (hit yes)</text:p>
      <text:p text:style-name="P4">3. to check if the env is present, &lt;conda env list&gt;</text:p>
      <text:p text:style-name="P4">4. to run the environment, &lt;activate Cactusifier&gt; or &lt;source activate Cactusifier&gt;</text:p>
      <text:p text:style-name="P4">5. then we need to install packages which we will be using:</text:p>
      <text:p text:style-name="P4">conda install numpy matplotlib scipy pandas scikit-learn tensorflow</text:p>
      <text:p text:style-name="P4"/>
      <text:p text:style-name="P4"/>
      <text:p text:style-name="P2"><text:span text:style-name="T1">Run</text:span> the project</text:p>
      <text:p text:style-name="P3"/>
      <text:p text:style-name="P6">1. open cmd/terminal</text:p>
      <text:p text:style-name="P6">2. make sure your source files are within the path the cmd is opened</text:p>
      <text:p text:style-name="P6">3. &lt;activate Cactusifier&gt;/&lt;source activate Cactusifier&gt;</text:p>
      <text:p text:style-name="P6">4. &lt;jupyter notebook&gt;</text:p>
      <text:p text:style-name="P6">5. the browser should open</text:p>
      <text:p text:style-name="P6">6. navigate to the main.ipynb file and click it</text:p>
      <text:p text:style-name="P6">7. don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3:51:18.405440369</meta:creation-date>
    <dc:date>2018-10-18T14:11:42.000462180</dc:date>
    <meta:editing-duration>PT10M12S</meta:editing-duration>
    <meta:editing-cycles>2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18" meta:word-count="129" meta:character-count="805" meta:non-whitespace-character-count="694"/>
  </office:meta>
</office:document-meta>
</file>